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WenQuanYi Zen Hei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DejaVu Sans Mono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font-name="DejaVu Sans Mono" fo:font-size="10pt" officeooo:rsid="00325493" officeooo:paragraph-rsid="00325493" style:font-size-asian="10pt" style:font-size-complex="10pt"/>
    </style:style>
    <style:style style:name="P3" style:family="paragraph" style:parent-style-name="Text_20_body">
      <style:text-properties style:font-name="DejaVu Sans Mono" fo:font-size="10pt" officeooo:rsid="00325493" officeooo:paragraph-rsid="00325493" style:font-size-asian="10pt" style:font-size-complex="10pt"/>
    </style:style>
    <style:style style:name="P4" style:family="paragraph" style:parent-style-name="Text_20_body">
      <style:text-properties style:font-name="DejaVu Sans Mono" fo:font-size="10pt" officeooo:paragraph-rsid="00325493" style:font-size-asian="10pt" style:font-size-complex="10pt"/>
    </style:style>
    <style:style style:name="P5" style:family="paragraph" style:parent-style-name="Text_20_body">
      <style:paragraph-properties fo:text-align="start" style:justify-single-word="false"/>
      <style:text-properties style:font-name="DejaVu Sans Mono" fo:font-size="10pt" fo:font-weight="normal" officeooo:rsid="00325493" officeooo:paragraph-rsid="00325493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color="#000000" style:font-name="DejaVu Sans Mono" fo:font-size="10pt" fo:font-weight="normal" officeooo:rsid="00325493" officeooo:paragraph-rsid="00325493" style:font-name-asian="WenQuanYi Zen Hei" style:font-size-asian="10pt" style:font-weight-asian="normal" style:font-name-complex="DejaVu Sans Mono" style:font-size-complex="10pt" style:font-weight-complex="normal"/>
    </style:style>
    <style:style style:name="P7" style:family="paragraph" style:parent-style-name="Text_20_body">
      <style:paragraph-properties fo:margin-left="1.251cm" fo:margin-right="0cm" fo:text-indent="0cm" style:auto-text-indent="false"/>
      <style:text-properties style:font-name="DejaVu Sans Mono" fo:font-size="10pt" fo:font-weight="bold" officeooo:paragraph-rsid="00325493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margin-left="1.251cm" fo:margin-right="0cm" fo:text-indent="0cm" style:auto-text-indent="false"/>
      <style:text-properties style:font-name="DejaVu Sans Mono" fo:font-size="10pt" fo:font-weight="bold" officeooo:paragraph-rsid="003429d6" style:font-size-asian="10pt" style:font-weight-asian="bold" style:font-size-complex="10pt" style:font-weight-complex="bold"/>
    </style:style>
    <style:style style:name="P9" style:family="paragraph" style:parent-style-name="Text_20_body">
      <style:paragraph-properties fo:margin-left="1.251cm" fo:margin-right="0cm" fo:text-indent="0cm" style:auto-text-indent="false"/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weight="bold" style:font-name-asian="WenQuanYi Zen Hei" style:font-weight-asian="bold" style:font-name-complex="DejaVu Sans Mono" style:font-weight-complex="bold"/>
    </style:style>
    <style:style style:name="T3" style:family="text">
      <style:text-properties fo:color="#000000" fo:font-weight="normal" style:font-name-asian="WenQuanYi Zen Hei" style:font-weight-asian="normal" style:font-name-complex="DejaVu Sans Mono" style:font-weight-complex="normal"/>
    </style:style>
    <style:style style:name="T4" style:family="text">
      <style:text-properties fo:color="#000000" fo:font-size="16pt" fo:font-weight="bold" style:font-name-asian="WenQuanYi Zen Hei" style:font-size-asian="16pt" style:font-weight-asian="bold" style:font-name-complex="DejaVu Sans Mono" style:font-size-complex="16pt" style:font-weight-complex="bold"/>
    </style:style>
    <style:style style:name="T5" style:family="text">
      <style:text-properties fo:color="#000000" fo:font-size="16pt" fo:font-weight="bold" officeooo:rsid="002caeea" style:font-name-asian="WenQuanYi Zen Hei" style:font-size-asian="16pt" style:font-weight-asian="bold" style:font-name-complex="DejaVu Sans Mono" style:font-size-complex="16pt" style:font-weight-complex="bold"/>
    </style:style>
    <style:style style:name="T6" style:family="text">
      <style:text-properties fo:color="#000000" style:font-name-asian="WenQuanYi Zen Hei" style:font-name-complex="DejaVu Sans Mono"/>
    </style:style>
    <style:style style:name="T7" style:family="text">
      <style:text-properties fo:color="#000000" officeooo:rsid="00335075" style:font-name-asian="WenQuanYi Zen Hei" style:font-name-complex="DejaVu Sans Mono"/>
    </style:style>
    <style:style style:name="T8" style:family="text">
      <style:text-properties officeooo:rsid="00325493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3429d6"/>
    </style:style>
    <style:style style:name="T11" style:family="text">
      <style:text-properties officeooo:rsid="003591b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F</text:span><text:span text:style-name="T4">eel</text:span><text:span text:style-name="T2"><text:line-break/></text:span><text:span text:style-name="T3">Robbie Williams 2002. Demogesangsspur auf der Aufnahme. </text:span></text:p>
      <text:p text:style-name="P6">Intro<text:tab/><text:tab/><text:tab/><text:tab/><text:tab/><text:tab/><text:tab/><text:tab/><text:tab/><text:span text:style-name="T11">98</text:span></text:p>
      <text:p text:style-name="P5"><text:span text:style-name="T6">Come and hold my hand </text:span><text:span text:style-name="T7">mn</text:span><text:span text:style-name="T6"><text:line-break/>I wanna contact the living<text:line-break/>Not sure I understand<text:line-break/>This role I've been given</text:span></text:p>
      <text:p text:style-name="P6"><text:line-break/>I sit and talk to God<text:line-break/>And he just laughs at my plans<text:line-break/>My head speaks a language<text:line-break/>I don't understand</text:p>
      <text:p text:style-name="P7">I just wanna feel<text:line-break/>Real love feel the home that I live in<text:line-break/>'Cause I got too much life<text:line-break/>Running through my veins<text:line-break/>Going to waste</text:p>
      <text:p text:style-name="P4"><text:line-break/>I don't wanna die<text:line-break/>But I ain't keen on living either<text:line-break/>Before I fall in love<text:line-break/>I'm preparing to leave her</text:p>
      <text:p text:style-name="P1">Scare myself to death<text:line-break/>That's why I keep on running<text:line-break/>Before I've arrived<text:line-break/>I can see myself coming</text:p>
      <text:p text:style-name="P8"><text:span text:style-name="T8">Chorus<text:line-break/></text:span><text:line-break/><text:span text:style-name="T9">And I need to feel<text:line-break/>Real love and the love ever after<text:line-break/>I cannot get enough</text:span></text:p>
      <text:p text:style-name="P3">Instrumental</text:p>
      <text:p text:style-name="P3"><text:tab/><text:span text:style-name="T1">Chorus</text:span></text:p>
      <text:p text:style-name="P9">I just wanna feel<text:line-break/>Real love and the love ever after<text:line-break/>There's a hole in my soul<text:line-break/>You can see it in my face<text:line-break/>It's a real big place</text:p>
      <text:p text:style-name="P1">Come and hold my hand<text:line-break/>I wanna contact the living<text:line-break/>Not sure I understand<text:line-break/>This role I've been given<text:line-break/>Not sure I understand <text:span text:style-name="T10">4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WenQuanYi Zen Hei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WenQuanYi Zen Hei" style:font-family-asian="'WenQuanYi Zen Hei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8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utzer </meta:initial-creator>
    <meta:creation-date>2016-12-22T19:28:35.994103760</meta:creation-date>
    <dc:date>2017-12-04T18:54:55.496915145</dc:date>
    <dc:creator>benutzer </dc:creator>
    <meta:editing-duration>PT8H8M55S</meta:editing-duration>
    <meta:editing-cycles>16</meta:editing-cycles>
    <meta:generator>LibreOffice/5.1.6.2$Linux_X86_64 LibreOffice_project/10m0$Build-2</meta:generator>
    <meta:printed-by>benutzer </meta:printed-by>
    <meta:print-date>2017-09-20T16:02:58.767151003</meta:print-date>
    <meta:document-statistic meta:table-count="0" meta:image-count="0" meta:object-count="0" meta:page-count="1" meta:paragraph-count="12" meta:word-count="188" meta:character-count="937" meta:non-whitespace-character-count="748"/>
  </office:meta>
</office:document-meta>
</file>